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ahoma1" svg:font-family="Tahoma" style:font-adornments="Bold" style:font-family-generic="swiss"/>
    <style:font-face style:name="Tahoma3" svg:font-family="Tahoma" style:font-adornments="Bold Italic" style:font-family-generic="swiss"/>
    <style:font-face style:name="Tahoma" svg:font-family="Tahom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5" svg:font-family="Tahoma" style:font-adornments="Cursiva" style:font-family-generic="swiss" style:font-pitch="variable"/>
    <style:font-face style:name="Tahoma2" svg:font-family="Tahoma" style:font-adornments="Negreta" style:font-family-generic="swiss" style:font-pitch="variable"/>
    <style:font-face style:name="Tahoma4" svg:font-family="Tahom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Visión</text:h>
      <text:h text:style-name="Heading_20_2" text:outline-level="2">Introducción</text:h>
      <text:p text:style-name="Text_20_body">Prevemos una aplicación web de mesa de ayuda (Help Desk) interactiva para brindar ayuda a usuarios del paquete OpenOffice, que soporte diferentes perfiles de usuarios según su responsabilidad que puedan interactuar simultáneamente, en vivo y de manera diferida, y que brinde información histórica útil para los administradores de la empresa.</text:p>
      <text:h text:style-name="Heading_20_2" text:outline-level="2">Personal involucrado</text:h>
      <text:h text:style-name="Heading_20_4" text:outline-level="4">Usuarios del sistema</text:h>
      <text:list xml:id="list832891968" text:style-name="L1">
        <text:list-item>
          <text:p text:style-name="P1">Usuario</text:p>
        </text:list-item>
        <text:list-item>
          <text:p text:style-name="P1">Operador</text:p>
        </text:list-item>
        <text:list-item>
          <text:p text:style-name="P1">Auditor</text:p>
        </text:list-item>
      </text:list>
      <text:h text:style-name="Heading_20_4" text:outline-level="4">Objetivos de alto nivel</text:h>
      <text:list xml:id="list355617043" text:style-name="L2">
        <text:list-item>
          <text:p text:style-name="P2">Respuesta rápida y eficiente a las consultas de los usuarios</text:p>
        </text:list-item>
        <text:list-item>
          <text:p text:style-name="P2">Seguimiento del trabajo realizado por los operadores</text:p>
        </text:list-item>
        <text:list-item>
          <text:p text:style-name="P2">Fácil acceso a la información histórica generada por el sistema</text:p>
        </text:list-item>
        <text:list-item>
          <text:p text:style-name="P2">Control del acceso de las funciones y la información en función de usuarios</text:p>
        </text:list-item>
        <text:list-item>
          <text:p text:style-name="P2">Soporte en vivo y de manera simultanea para diferentes usuarios</text:p>
        </text:list-item>
      </text:list>
      <text:h text:style-name="Heading_20_4" text:outline-level="4">Objetivos de nivel de usuario</text:h>
      <text:list xml:id="list1801922658" text:style-name="L3">
        <text:list-item>
          <text:p text:style-name="P3"><text:span text:style-name="T1">Usuario:</text:span> realizar consultas</text:p>
        </text:list-item>
        <text:list-item>
          <text:p text:style-name="P3"><text:span text:style-name="T1">Operador:</text:span> responder consultas, buscar información histórica</text:p>
        </text:list-item>
        <text:list-item>
          <text:p text:style-name="P3"><text:span text:style-name="T1">Auditor:</text:span> controlar el trabajo de los operadores, controlar el seguimiento de las consultas</text:p>
        </text:list-item>
      </text:list>
      <text:h text:style-name="Heading_20_2" text:outline-level="2">Resumen de características del sistema</text:h>
      <text:list xml:id="list1368769879" text:style-name="L4">
        <text:list-item>
          <text:p text:style-name="P4"><text:reference-mark-start text:name="Requisito 1"/>identificación unívoca de usuarios y niveles de acceso, con posibilidad de trabajo multiusuario<text:reference-mark-end text:name="Requisito 1"/></text:p>
        </text:list-item>
        <text:list-item>
          <text:p text:style-name="P4"><text:reference-mark-start text:name="req2"/>administración de usuarios<text:reference-mark-end text:name="req2"/></text:p>
        </text:list-item>
        <text:list-item>
          <text:p text:style-name="P4"><text:reference-mark-start text:name="req3"/>recepción de consultas <text:s/>de los usuarios, con clasificación de las mismas e imágenes adjuntas (en tiempo real o diferido)<text:reference-mark-end text:name="req3"/></text:p>
        </text:list-item>
        <text:list-item>
          <text:p text:style-name="P4"><text:reference-mark-start text:name="req4"/>recepción de respuestas de los operadores (en tiempo real o diferido)<text:reference-mark-end text:name="req4"/></text:p>
        </text:list-item>
        <text:list-item>
          <text:p text:style-name="P4"><text:reference-mark-start text:name="req5"/>búsquedas sobre históricos de consultas<text:reference-mark-end text:name="req5"/></text:p>
        </text:list-item>
        <text:list-item>
          <text:p text:style-name="P4"><text:reference-mark-start text:name="req6"/>visualización de datos estadísticos y registros de trabajo<text:reference-mark-end text:name="req6"/></text:p>
        </text:list-item>
        <text:list-item>
          <text:p text:style-name="P4"><text:reference-mark-start text:name="req7"/>filtrado de resultados sobre listados de consultas<text:reference-mark-end text:name="req7"/></text:p>
        </text:list-item>
      </text:list>
      <text:h text:style-name="Heading_20_2" text:outline-level="2"><text:soft-page-break/>Otros requisitos y restricciones</text:h>
      <text:list xml:id="list2116589340" text:style-name="L5">
        <text:list-header>
          <text:p text:style-name="P5">Abarca las restricciones de diseño, facilidad de uso, fiabilidad, rendimiento, soporte, empaquetado, documentación, etcétera: diríjase a la Especificación Complementaria y a los casos de uso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ahoma1" svg:font-family="Tahoma" style:font-adornments="Bold" style:font-family-generic="swiss"/>
    <style:font-face style:name="Tahoma3" svg:font-family="Tahoma" style:font-adornments="Bold Italic" style:font-family-generic="swiss"/>
    <style:font-face style:name="Tahoma" svg:font-family="Tahom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5" svg:font-family="Tahoma" style:font-adornments="Cursiva" style:font-family-generic="swiss" style:font-pitch="variable"/>
    <style:font-face style:name="Tahoma2" svg:font-family="Tahoma" style:font-adornments="Negreta" style:font-family-generic="swiss" style:font-pitch="variable"/>
    <style:font-face style:name="Tahoma4" svg:font-family="Tahom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A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fo:color="#000000" style:font-name="Times New Roman" fo:font-size="12pt" fo:language="es" fo:country="AR" style:letter-kerning="tru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3cm" fo:margin-right="0cm" fo:margin-top="0cm" fo:margin-bottom="0.212cm" fo:text-indent="0cm" style:auto-text-indent="false" style:page-number="auto"/>
      <style:text-properties style:font-name="Tahoma" fo:font-size="12pt"/>
    </style:style>
    <style:style style:name="List" style:family="paragraph" style:parent-style-name="Text_20_body" style:class="list">
      <style:text-properties style:font-size-asian="12pt" style:font-name-complex="Tahoma6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6"/>
    </style:style>
    <style:style style:name="Sin_20_nombre1" style:display-name="Sin nombre1" style:family="paragraph" style:parent-style-name="Heading_20_1" style:default-outline-level="" style:list-style-name="" style:class="text">
      <style:text-properties fo:color="#ff6633" style:font-name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6633" style:font-name="Tahoma1" fo:font-size="120%" fo:font-weight="bold" style:font-size-asian="115%" style:font-weight-asian="bold" style:font-size-complex="115%" style:font-weight-complex="bold"/>
    </style:style>
    <style:style style:name="Texto_20_2" style:display-name="Texto 2" style:family="paragraph" style:parent-style-name="Heading_20_2" style:default-outline-level="" style:list-style-name="" style:class="text">
      <style:paragraph-properties fo:margin-left="1.499cm" fo:margin-right="0cm" fo:margin-top="0.22cm" fo:margin-bottom="0.21cm" fo:text-indent="0cm" style:auto-text-indent="false"/>
      <style:text-properties fo:color="#0084d1" style:font-name="Tahoma4" fo:font-size="13pt" fo:font-style="normal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color="#ff6633" style:font-name="Tahoma3"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exto_20_1" style:display-name="Texto 1" style:family="paragraph" style:parent-style-name="Sin_20_nombre1" style:class="text">
      <style:paragraph-properties fo:margin-left="1cm" fo:margin-right="0cm" fo:text-indent="0cm" style:auto-text-indent="false"/>
      <style:text-properties fo:color="#ff6633" fo:font-size="85%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left="0.499cm" fo:margin-right="0cm" fo:text-indent="0cm" style:auto-text-indent="false" style:page-number="auto" fo:background-color="transparent">
        <style:tab-stops/>
        <style:background-image/>
      </style:paragraph-properties>
      <style:text-properties fo:color="#ff6633" style:font-name="Tahoma1" fo:font-size="13pt" fo:font-weight="bold" style:font-size-asian="14pt" style:font-weight-asian="bold" style:font-size-complex="14pt" style:font-weight-complex="bold"/>
    </style:style>
    <style:style style:name="Texto_20_3" style:display-name="Texto 3" style:family="paragraph" style:parent-style-name="Heading_20_1" style:default-outline-level="" style:list-style-name="" style:class="text">
      <style:text-properties fo:color="#0084d1" style:font-name="Tahoma4" fo:font-size="16pt" fo:font-weight="normal"/>
    </style:style>
    <style:style style:name="Texto_20_4" style:display-name="Texto 4" style:family="paragraph" style:parent-style-name="Heading_20_10" style:default-outline-level="" style:list-style-name="" style:class="text" style:master-page-name="">
      <style:paragraph-properties fo:margin-left="1cm" fo:margin-right="0cm" fo:margin-top="0.12cm" fo:margin-bottom="0.109cm" style:line-height-at-least="0cm" fo:text-indent="0cm" style:auto-text-indent="false" style:page-number="auto"/>
      <style:text-properties fo:color="#0066cc" style:font-name="Tahoma4" fo:font-size="13.5pt" fo:font-weight="normal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o_20_6" style:display-name="Texto 6" style:family="paragraph" style:parent-style-name="Texto_20_1" style:class="text">
      <style:text-properties fo:color="#666666" fo:font-size="12pt"/>
    </style:style>
    <style:style style:name="Texto_20_7" style:display-name="Texto 7" style:family="paragraph" style:parent-style-name="Texto_20_2" style:class="text">
      <style:paragraph-properties fo:margin-left="2cm" fo:margin-right="0cm" fo:margin-top="0.22cm" fo:margin-bottom="0.21cm" fo:text-indent="0cm" style:auto-text-indent="false"/>
      <style:text-properties fo:color="#000000" fo:font-size="12pt" fo:font-weight="normal"/>
    </style:style>
    <style:style style:name="Sin_20_nombre2" style:display-name="Sin nombre2" style:family="paragraph" style:parent-style-name="Texto_20_7" style:class="text">
      <style:text-properties fo:font-weight="bold"/>
    </style:style>
    <style:style style:name="Texto_20_8" style:display-name="Texto 8" style:family="paragraph" style:parent-style-name="Texto_20_7" style:class="text">
      <style:text-properties fo:color="#0084d1" fo:font-size="10.5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Encabezado" style:display-name="Texto Encabezado" style:family="paragraph" style:parent-style-name="Texto_20_8" style:list-style-name="List_20_1" style:master-page-name="">
      <style:paragraph-properties fo:margin-left="0cm" fo:margin-right="-0.051cm" fo:margin-top="0cm" fo:margin-bottom="0cm" style:line-height-at-least="0cm" fo:text-align="end" style:justify-single-word="false" fo:text-indent="0.152cm" style:auto-text-indent="false" style:page-number="auto" fo:background-color="transparent">
        <style:background-image/>
      </style:paragraph-properties>
      <style:text-properties fo:color="#999999" fo:font-size="9pt" fo:font-weight="normal"/>
    </style:style>
    <style:style style:name="Texto_20_5" style:display-name="Texto 5" style:family="paragraph" style:parent-style-name="Texto_20_4" style:class="text">
      <style:text-properties fo:font-size="12pt" style:text-underline-style="solid" style:text-underline-width="auto" style:text-underline-color="font-color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000000" style:font-name="Tahoma2" fo:font-size="13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Sin_20_nombre3" style:display-name="Sin nombre3" style:family="paragraph" style:parent-style-name="Text" style:class="extra">
      <style:text-properties style:font-name="Tahoma5"/>
    </style:style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next-style-name="Text_20_body" style:auto-update="true" style:default-outline-level="4" style:class="text" style:master-page-name="">
      <style:paragraph-properties fo:margin-left="2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fo:color="#0084d1" style:font-name="Tahoma1" fo:font-size="13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Encabezado_20_3_20__2b__20_numearacion" style:display-name="Encabezado 3 + numearacion" style:family="paragraph" style:parent-style-name="Heading_20_3" style:default-outline-level="3" style:list-style-name="Numbering_20_1" style:class="text" style:master-page-name="">
      <style:paragraph-properties style:page-number="auto"/>
    </style:style>
    <style:style style:name="Encabezado_20_4_20__2b__20_numeracion" style:display-name="Encabezado 4 + numeracion" style:family="paragraph" style:parent-style-name="Heading_20_4" style:default-outline-level="" style:list-style-name="Numbering_20_1" style:master-page-name="">
      <style:paragraph-properties fo:margin-left="2cm" fo:margin-right="0cm" fo:text-indent="-0.499cm" style:auto-text-indent="false" style:page-number="auto">
        <style:tab-stops>
          <style:tab-stop style:position="1cm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WW8Num2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10-06-17T21:16:21</meta:creation-date>
    <meta:editing-cycles>17</meta:editing-cycles>
    <meta:editing-duration>PT9H26M58S</meta:editing-duration>
    <dc:title>comp av</dc:title>
    <dc:date>2011-04-25T21:14:34</dc:date>
    <meta:document-statistic meta:table-count="0" meta:image-count="0" meta:object-count="0" meta:page-count="2" meta:paragraph-count="28" meta:word-count="260" meta:character-count="1706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comp av" xlink:href="../comp%20av.ott" meta:date="2010-07-13T23:04:18"/>
  </office:meta>
</office:document-meta>
</file>